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cm" fo:min-width="9.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126cm" fo:min-width="2.783cm"/>
    </style:style>
    <style:style style:name="gr5" style:family="graphic" style:parent-style-name="objectwithoutfill">
      <style:graphic-properties draw:stroke="dash" draw:stroke-dash="Double_20_Dash" svg:stroke-width="0.106cm" svg:stroke-color="#000000" draw:marker-start-width="0.358cm" draw:marker-end-width="0.358cm" svg:stroke-linecap="butt" draw:fill="none" draw:textarea-vertical-align="middle" fo:padding-top="0.177cm" fo:padding-bottom="0.177cm" fo:padding-left="0.302cm" fo:padding-right="0.302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75cm" svg:height="2.25cm" svg:x="5.25cm" svg:y="3.25cm">
          <text:p text:style-name="P1">Timestamp; Hash; zkSNARK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cm" svg:height="1.673cm" svg:x="1.75cm" svg:y="3.5cm">
          <draw:text-box>
            <text:p>Arkchain Block</text:p>
          </draw:text-box>
        </draw:frame>
        <draw:frame draw:style-name="standard" draw:layer="layout" svg:width="14.098cm" svg:height="7.998cm" svg:x="3.375cm" svg:y="6.7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Time Stamp</text:p>
              </table:table-cell>
              <table:table-cell>
                <text:p>Data Hash (id)</text:p>
              </table:table-cell>
              <table:table-cell>
                <text:p>zk-SNARK</text:p>
              </table:table-cell>
            </table:table-row>
            <table:table-row table:style-name="ro1" table:default-cell-style-name="gray2">
              <table:table-cell>
                <text:p>2023-12-12::</text:p>
                <text:p>15:48:29</text:p>
              </table:table-cell>
              <table:table-cell>
                <text:p>KSkgKyAKICAgICAgIiwgI2Nv</text:p>
              </table:table-cell>
              <table:table-cell>
                <text:p>IGZpZ3VyaW5nIG91dC4KCiI</text:p>
              </table:table-cell>
            </table:table-row>
            <table:table-row table:style-name="ro1" table:default-cell-style-name="gray1">
              <table:table-cell>
                <text:p>2023-12-12::</text:p>
                <text:p>16:32:56</text:p>
              </table:table-cell>
              <table:table-cell>
                <text:p>bnN0cmFpbnQ9IiArIHN0ci</text:p>
              </table:table-cell>
              <table:table-cell>
                <text:p>iIgpDbGFzcyBjb250YWluaW</text:p>
              </table:table-cell>
            </table:table-row>
            <table:table-row table:style-name="ro2" table:default-cell-style-name="gray2">
              <table:table-cell>
                <text:p>2023-12-12::</text:p>
                <text:p>19:09:18</text:p>
              </table:table-cell>
              <table:table-cell>
                <text:p>hwYi5udW1fY29uc3RyYWlu</text:p>
              </table:table-cell>
              <table:table-cell>
                <text:p>5nIGFyZ3VtZW50IG9mIGtu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4" draw:layer="layout" svg:width="3.5cm" svg:height="1.25cm" svg:x="4cm" svg:y="16cm">
          <text:p text:style-name="P4">0<text:tab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cm" svg:height="1.25cm" svg:x="4cm" svg:y="17.75cm">
          <text:p text:style-name="P4">1<text:tab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cm" svg:height="1.25cm" svg:x="4cm" svg:y="19.55cm">
          <text:p text:style-name="P4">2<text:tab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cm" svg:height="1.25cm" svg:x="4cm" svg:y="21.35cm">
          <text:p text:style-name="P4">3<text:tab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cm" svg:height="1.25cm" svg:x="4cm" svg:y="23.25cm">
          <text:p text:style-name="P4">4<text:tab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75cm" svg:height="0.75cm" svg:x="8.5cm" svg:y="23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5" draw:layer="layout" svg:x1="5.75cm" svg:y1="15.25cm" svg:x2="5.75cm" svg:y2="25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2T15:46:36.731606514</meta:creation-date>
    <dc:date>2023-12-14T13:27:43.143661382</dc:date>
    <meta:editing-duration>PT11M29S</meta:editing-duration>
    <meta:editing-cycles>2</meta:editing-cycles>
    <meta:generator>LibreOffice/7.3.7.2$Linux_X86_64 LibreOffice_project/30$Build-2</meta:generator>
    <meta:document-statistic meta:object-count="10"/>
  </office:meta>
</office:document-meta>
</file>